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in Modern Mono Prop" svg:font-family="'Latin Modern Mono Prop'" style:font-pitch="variable"/>
    <style:font-face style:name="Latin Modern Mono Prop1" svg:font-family="'Latin Modern Mono Prop'" style:font-adornments="10 Regular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.95cm" fo:min-width="1.9cm"/>
    </style:style>
    <style:style style:name="gr2" style:family="graphic" style:parent-style-name="objectwithoutfill">
      <style:graphic-properties svg:stroke-color="#000000" draw:fill="none" draw:fill-color="#ffffff" draw:textarea-vertical-align="middle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0.302cm" fo:min-width="0.2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0.502cm" fo:min-width="0.249cm"/>
    </style:style>
    <style:style style:name="gr5" style:family="graphic" style:parent-style-name="standard">
      <style:graphic-properties draw:stroke="none" svg:stroke-color="#000000" draw:fill="none" draw:fill-color="#ffffff" fo:min-height="1.25cm"/>
    </style:style>
    <style:style style:name="gr6" style:family="graphic" style:parent-style-name="standard">
      <style:graphic-properties draw:stroke="none" svg:stroke-color="#000000" draw:fill="none" draw:fill-color="#ffffff" fo:min-height="0.35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="none" draw:fill-color="#ffffff"/>
      <style:text-properties style:font-name="Latin Modern Mono Prop1" fo:font-size="18pt" style:font-size-asian="18pt" style:font-size-complex="18pt"/>
    </style:style>
    <style:style style:name="P4" style:family="paragraph">
      <style:text-properties style:font-name="Latin Modern Mono Prop1" fo:font-size="12pt" style:font-size-asian="18pt" style:font-size-complex="18pt"/>
    </style:style>
    <style:style style:name="P5" style:family="paragraph">
      <loext:graphic-properties draw:fill="none" draw:fill-color="#ffffff"/>
      <style:text-properties style:font-name="Latin Modern Mono Prop1" fo:font-size="12pt" style:font-size-asian="18pt" style:font-size-complex="18pt"/>
    </style:style>
    <style:style style:name="T1" style:family="text">
      <style:text-properties style:font-name="Latin Modern Mono Prop1" fo:font-size="18pt" style:font-size-asian="18pt" style:font-size-complex="18pt"/>
    </style:style>
    <style:style style:name="T2" style:family="text">
      <style:text-properties style:font-name="Latin Modern Mono Prop1"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4cm" svg:height="2.2cm" svg:x="1.6cm" svg:y="5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2.2cm" svg:x="4.5cm" svg:y="1.1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.6cm" svg:y1="5.4cm" svg:x2="4.5cm" svg:y2="1.1cm">
          <text:p/>
        </draw:line>
        <draw:line draw:style-name="gr2" draw:text-style-name="P2" draw:layer="layout" svg:x1="4cm" svg:y1="5.4cm" svg:x2="6.9cm" svg:y2="1.1cm">
          <text:p/>
        </draw:line>
        <draw:line draw:style-name="gr2" draw:text-style-name="P2" draw:layer="layout" svg:x1="1.6cm" svg:y1="7.6cm" svg:x2="4.5cm" svg:y2="3.3cm">
          <text:p/>
        </draw:line>
        <draw:line draw:style-name="gr2" draw:text-style-name="P2" draw:layer="layout" svg:x1="4cm" svg:y1="7.6cm" svg:x2="6.9cm" svg:y2="3.3cm">
          <text:p/>
        </draw:line>
        <draw:line draw:style-name="gr2" draw:text-style-name="P2" draw:layer="layout" svg:x1="8.9cm" svg:y1="4.3cm" svg:x2="9.4cm" svg:y2="3.8cm">
          <text:p/>
        </draw:line>
        <draw:line draw:style-name="gr2" draw:text-style-name="P2" draw:layer="layout" svg:x1="8.9cm" svg:y1="4.3cm" svg:x2="11.3cm" svg:y2="4.3cm">
          <text:p/>
        </draw:line>
        <draw:line draw:style-name="gr2" draw:text-style-name="P2" draw:layer="layout" svg:x1="8.9cm" svg:y1="4.3cm" svg:x2="11.3cm" svg:y2="4.3cm">
          <text:p/>
        </draw:line>
        <draw:line draw:style-name="gr2" draw:text-style-name="P2" draw:layer="layout" svg:x1="11.3cm" svg:y1="6.1cm" svg:x2="11.3cm" svg:y2="4.3cm">
          <text:p/>
        </draw:line>
        <draw:line draw:style-name="gr2" draw:text-style-name="P2" draw:layer="layout" svg:x1="8.9cm" svg:y1="6.1cm" svg:x2="11.3cm" svg:y2="6.1cm">
          <text:p/>
        </draw:line>
        <draw:line draw:style-name="gr2" draw:text-style-name="P2" draw:layer="layout" svg:x1="8.9cm" svg:y1="6.1cm" svg:x2="8.9cm" svg:y2="4.3cm">
          <text:p/>
        </draw:line>
        <draw:line draw:style-name="gr2" draw:text-style-name="P2" draw:layer="layout" svg:x1="9.4cm" svg:y1="3.8cm" svg:x2="11.8cm" svg:y2="3.8cm">
          <text:p/>
        </draw:line>
        <draw:line draw:style-name="gr2" draw:text-style-name="P2" draw:layer="layout" svg:x1="9.4cm" svg:y1="3.8cm" svg:x2="11.8cm" svg:y2="3.8cm">
          <text:p/>
        </draw:line>
        <draw:line draw:style-name="gr2" draw:text-style-name="P2" draw:layer="layout" svg:x1="11.8cm" svg:y1="5.6cm" svg:x2="11.8cm" svg:y2="3.8cm">
          <text:p/>
        </draw:line>
        <draw:line draw:style-name="gr2" draw:text-style-name="P2" draw:layer="layout" svg:x1="9.4cm" svg:y1="5.6cm" svg:x2="11.8cm" svg:y2="5.6cm">
          <text:p/>
        </draw:line>
        <draw:line draw:style-name="gr2" draw:text-style-name="P2" draw:layer="layout" svg:x1="9.4cm" svg:y1="5.6cm" svg:x2="9.4cm" svg:y2="3.8cm">
          <text:p/>
        </draw:line>
        <draw:line draw:style-name="gr2" draw:text-style-name="P2" draw:layer="layout" svg:x1="8.9cm" svg:y1="6.1cm" svg:x2="9.4cm" svg:y2="5.6cm">
          <text:p/>
        </draw:line>
        <draw:line draw:style-name="gr2" draw:text-style-name="P2" draw:layer="layout" svg:x1="11.3cm" svg:y1="6.1cm" svg:x2="11.8cm" svg:y2="5.6cm">
          <text:p/>
        </draw:line>
        <draw:line draw:style-name="gr2" draw:text-style-name="P2" draw:layer="layout" svg:x1="11.3cm" svg:y1="4.3cm" svg:x2="11.8cm" svg:y2="3.8cm">
          <text:p/>
        </draw:line>
        <draw:custom-shape draw:style-name="gr3" draw:text-style-name="P1" draw:layer="layout" svg:width="0.7cm" svg:height="0.552cm" svg:x="15.9cm" svg:y="2.8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3.9cm" svg:y1="7cm" svg:x2="15.9cm" svg:y2="2.8cm">
          <text:p/>
        </draw:line>
        <draw:custom-shape draw:style-name="gr4" draw:text-style-name="P1" draw:layer="layout" svg:width="0.749cm" svg:height="0.752cm" svg:x="13.9cm" svg:y="7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3.9cm" svg:y1="7.7cm" svg:x2="15.9cm" svg:y2="3.3cm">
          <text:p/>
        </draw:line>
        <draw:line draw:style-name="gr2" draw:text-style-name="P2" draw:layer="layout" svg:x1="14.6cm" svg:y1="7cm" svg:x2="16.6cm" svg:y2="2.8cm">
          <text:p/>
        </draw:line>
        <draw:line draw:style-name="gr2" draw:text-style-name="P2" draw:layer="layout" svg:x1="14.7cm" svg:y1="7.7cm" svg:x2="16.6cm" svg:y2="3.3cm">
          <text:p/>
        </draw:line>
        <draw:frame draw:style-name="gr5" draw:text-style-name="P3" draw:layer="layout" svg:width="1.5cm" svg:height="1.5cm" svg:x="7.1cm" svg:y="4.4cm">
          <draw:text-box>
            <text:p><text:span text:style-name="T1">=</text:span></text:p>
          </draw:text-box>
        </draw:frame>
        <draw:frame draw:style-name="gr5" draw:text-style-name="P3" draw:layer="layout" svg:width="1.5cm" svg:height="1.5cm" svg:x="12.7cm" svg:y="4.5cm">
          <draw:text-box>
            <text:p><text:span text:style-name="T1">x</text:span></text:p>
          </draw:text-box>
        </draw:frame>
        <draw:frame draw:style-name="gr6" draw:text-style-name="P5" draw:layer="layout" svg:width="5cm" svg:height="0.81cm" svg:x="0.9cm" svg:y="8.19cm">
          <draw:text-box>
            <text:p text:style-name="P4"><text:span text:style-name="T2">standard convolution</text:span></text:p>
          </draw:text-box>
        </draw:frame>
        <draw:frame draw:style-name="gr6" draw:text-style-name="P5" draw:layer="layout" svg:width="5cm" svg:height="0.81cm" svg:x="7.2cm" svg:y="8.2cm">
          <draw:text-box>
            <text:p text:style-name="P4"><text:span text:style-name="T2">depthwise convolution</text:span></text:p>
          </draw:text-box>
        </draw:frame>
        <draw:frame draw:style-name="gr6" draw:text-style-name="P5" draw:layer="layout" svg:width="5cm" svg:height="0.81cm" svg:x="12.6cm" svg:y="8.19cm">
          <draw:text-box>
            <text:p text:style-name="P4"><text:span text:style-name="T2">pointwise convoluti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in Modern Mono Prop" svg:font-family="'Latin Modern Mono Prop'" style:font-pitch="variable"/>
    <style:font-face style:name="Latin Modern Mono Prop1" svg:font-family="'Latin Modern Mono Prop'" style:font-adornments="10 Regular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14T19:24:38.872275237</meta:creation-date>
    <dc:date>2017-12-02T15:51:56.573614079</dc:date>
    <meta:editing-duration>PT5M44S</meta:editing-duration>
    <meta:editing-cycles>2</meta:editing-cycles>
    <meta:generator>LibreOffice/5.1.6.2$Linux_X86_64 LibreOffice_project/10m0$Build-2</meta:generator>
    <meta:document-statistic meta:object-count="31"/>
  </office:meta>
</office:document-meta>
</file>